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fill-color="#cfe7e5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4.445cm" svg:height="1.905cm" svg:x="4.833cm" svg:y="15.224cm">
          <text:p text:style-name="P1">Pelilaut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1.905cm" svg:x="9.128cm" svg:y="10.398cm">
          <text:p text:style-name="P1">Pel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1.905cm" svg:x="4.758cm" svg:y="5.978cm">
          <text:p text:style-name="P1">Nopp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1.905cm" svg:x="13.7cm" svg:y="5.953cm">
          <text:p text:style-name="P1">Nappul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1.905cm" svg:x="13.7cm" svg:y="15.097cm">
          <text:p text:style-name="P1">Ruutu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1.905cm" svg:x="4.429cm" svg:y="20.177cm">
          <text:p text:style-name="P1">Kiil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1.905cm" svg:x="9.255cm" svg:y="20.177cm">
          <text:p text:style-name="P1">Vankil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1.905cm" svg:x="13.954cm" svg:y="20.177cm">
          <text:p text:style-name="P1">Kot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1.143cm" svg:x="10.024cm" svg:y="9.179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" draw:text-style-name="P1" draw:layer="layout" svg:width="0.635cm" svg:height="1.143cm" svg:x="12.256cm" svg:y="9.18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3" draw:text-style-name="P1" draw:layer="layout" svg:x1="10.324cm" svg:y1="9.131cm" svg:x2="10.324cm" svg:y2="7.263cm">
          <text:p/>
        </draw:line>
        <draw:line draw:style-name="gr3" draw:text-style-name="P1" draw:layer="layout" svg:x1="10.324cm" svg:y1="7.263cm" svg:x2="9.235cm" svg:y2="7.263cm">
          <text:p/>
        </draw:line>
        <draw:line draw:style-name="gr3" draw:text-style-name="P1" draw:layer="layout" svg:x1="12.555cm" svg:y1="9.183cm" svg:x2="12.555cm" svg:y2="7.315cm">
          <text:p/>
        </draw:line>
        <draw:line draw:style-name="gr3" draw:text-style-name="P1" draw:layer="layout" svg:x1="13.645cm" svg:y1="7.315cm" svg:x2="12.556cm" svg:y2="7.315cm">
          <text:p/>
        </draw:line>
        <draw:frame draw:style-name="gr4" draw:layer="layout" svg:width="0.853cm" svg:height="0.962cm" svg:x="9.183cm" svg:y="6.329cm">
          <draw:text-box>
            <text:p>2</text:p>
          </draw:text-box>
        </draw:frame>
        <draw:frame draw:style-name="gr4" draw:layer="layout" svg:width="2.28cm" svg:height="0.962cm" svg:x="11.519cm" svg:y="6.381cm">
          <draw:text-box>
            <text:p>15+15</text:p>
          </draw:text-box>
        </draw:frame>
        <draw:line draw:style-name="gr3" draw:text-style-name="P1" draw:layer="layout" svg:x1="15.927cm" svg:y1="7.886cm" svg:x2="15.927cm" svg:y2="15.045cm">
          <text:p/>
        </draw:line>
        <draw:frame draw:style-name="gr4" draw:text-style-name="P2" draw:layer="layout" svg:width="0.832cm" svg:height="1.195cm" svg:x="15.929cm" svg:y="7.833cm">
          <draw:text-box>
            <text:p text:style-name="P2"><text:span text:style-name="T1">*</text:span></text:p>
          </draw:text-box>
        </draw:frame>
        <draw:frame draw:style-name="gr4" draw:layer="layout" svg:width="1.56cm" svg:height="0.962cm" svg:x="15.98cm" svg:y="14.163cm">
          <draw:text-box>
            <text:p>0..1</text:p>
          </draw:text-box>
        </draw:frame>
        <draw:custom-shape draw:style-name="gr2" draw:text-style-name="P1" draw:layer="layout" svg:width="0.635cm" svg:height="1.143cm" svg:x="10.076cm" svg:y="12.344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3" draw:text-style-name="P1" draw:layer="layout" svg:x1="10.376cm" svg:y1="15.357cm" svg:x2="10.376cm" svg:y2="13.489cm">
          <text:p/>
        </draw:line>
        <draw:line draw:style-name="gr3" draw:text-style-name="P1" draw:layer="layout" svg:x1="10.377cm" svg:y1="15.408cm" svg:x2="9.288cm" svg:y2="15.408cm">
          <text:p/>
        </draw:line>
        <draw:frame draw:style-name="gr4" draw:layer="layout" svg:width="0.853cm" svg:height="0.962cm" svg:x="9.236cm" svg:y="14.474cm">
          <draw:text-box>
            <text:p>1</text:p>
          </draw:text-box>
        </draw:frame>
        <draw:custom-shape draw:style-name="gr2" draw:text-style-name="P1" draw:layer="layout" svg:width="0.635cm" svg:height="1.143cm" draw:transform="rotate (1.5707963267949) translate (9.349cm 16.564cm)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3" draw:text-style-name="P1" draw:layer="layout" svg:x1="10.48cm" svg:y1="16.29cm" svg:x2="13.645cm" svg:y2="16.29cm">
          <text:p/>
        </draw:line>
        <draw:frame draw:style-name="gr4" draw:layer="layout" svg:width="2.653cm" svg:height="0.962cm" svg:x="11.105cm" svg:y="15.357cm">
          <draw:text-box>
            <text:p>24+2+2</text:p>
          </draw:text-box>
        </draw:frame>
        <draw:custom-shape draw:style-name="gr5" draw:text-style-name="P1" draw:layer="layout" svg:width="0.934cm" svg:height="0.675cm" svg:x="15.201cm" svg:y="17.016cm">
          <text:p/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6.485cm" svg:y1="18.78cm" svg:x2="16.291cm" svg:y2="18.728cm">
          <text:p/>
        </draw:line>
        <draw:line draw:style-name="gr3" draw:text-style-name="P1" draw:layer="layout" svg:x1="15.668cm" svg:y1="17.691cm" svg:x2="15.668cm" svg:y2="18.728cm">
          <text:p/>
        </draw:line>
        <draw:line draw:style-name="gr3" draw:text-style-name="P1" draw:layer="layout" svg:x1="6.485cm" svg:y1="18.78cm" svg:x2="6.485cm" svg:y2="20.129cm">
          <text:p/>
        </draw:line>
        <draw:line draw:style-name="gr3" draw:text-style-name="P1" draw:layer="layout" svg:x1="11.518cm" svg:y1="18.78cm" svg:x2="11.518cm" svg:y2="20.129cm">
          <text:p/>
        </draw:line>
        <draw:line draw:style-name="gr3" draw:text-style-name="P1" draw:layer="layout" svg:x1="16.342cm" svg:y1="20.181cm" svg:x2="16.342cm" svg:y2="18.728cm">
          <text:p/>
        </draw:line>
        <draw:frame draw:style-name="gr4" draw:text-style-name="P2" draw:layer="layout" svg:width="11.318cm" svg:height="1.195cm" svg:x="5.551cm" svg:y="2.697cm">
          <draw:text-box>
            <text:p><text:span text:style-name="T1">Luokkakaavio: Backgammon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00dcff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ona </meta:initial-creator>
    <meta:creation-date>2012-05-28T21:37:32</meta:creation-date>
    <dc:date>2012-05-28T22:16:20</dc:date>
    <dc:creator>Joona </dc:creator>
    <meta:editing-duration>PT6M33S</meta:editing-duration>
    <meta:editing-cycles>1</meta:editing-cycles>
    <meta:document-statistic meta:object-count="33"/>
    <meta:generator>LibreOffice/3.4$Linux LibreOffice_project/340m1$Build-402</meta:generator>
  </office:meta>
</office:document-meta>
</file>